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-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éducation"/>Éducation<text:bookmark-end text:name="éducation"/></text:h>
      <text:p text:style-name="First_20_paragraph">2009 - 2013 : Jerusalem College of Technology Machon Lev - <text:span text:style-name="T1">(bachelier ès sciences) d’ingénieur logiciel</text:span>, <text:span text:style-name="T2">Avec félicitations, moyenne 92.39</text:span></text:p>
      <text:p text:style-name="Text_20_body">2009 : Lucien De Hirsch, Paris - <text:span text:style-name="T2">Baccalauréat S (scientifique)</text:span>, <text:span text:style-name="T2">Spécialité mathématiques</text:span></text:p>
      <text:h text:style-name="Heading_20_2" text:outline-level="2"><text:bookmark-start text:name="expérience-professionnelle"/>Expérience professionnelle<text:bookmark-end text:name="expérience-professionnelle"/></text:h>
      <text:p text:style-name="First_20_paragraph">Juin 2015 - aujourd’hui : <text:span text:style-name="T1">Armée de l’air israëlienne, unité Ofek</text:span></text:p>
      <text:list text:style-name="L1">
        <text:list-item>
          <text:p text:style-name="P1">Programmeur en Java, avec garde permanente pour la disponibilité d’un systême critique et opérationnel</text:p>
        </text:list-item>
        <text:list-item>
          <text:p text:style-name="P1">Formation d’officier, service au rang de capitaine</text:p>
        </text:list-item>
      </text:list>
      <text:p text:style-name="First_20_paragraph">Avril 2014 - Juin 2015 : <text:span text:style-name="T1">Armée C4I (télécoms) israëlienne</text:span></text:p>
      <text:list text:style-name="L2">
        <text:list-item>
          <text:p text:style-name="P2">Branche de la direction technologique et de l’ingénieur en chef: chercheur et développeur de prototypes</text:p>
        </text:list-item>
        <text:list-item>
          <text:p text:style-name="P2">Unité Matspen: SAP ERP BI/BW et développeur de de rapports web</text:p>
        </text:list-item>
      </text:list>
      <text:p text:style-name="First_20_paragraph">2012 - 2013 : <text:span text:style-name="T1">Ensignant assistant au Jerusalem College of Technology Machon Lev</text:span></text:p>
      <text:list text:style-name="L3">
        <text:list-item>
          <text:p text:style-name="P3">Ensignant assistant en algèbre linéaire, C++, WAN et systèmes de fichiers</text:p>
        </text:list-item>
      </text:list>
      <text:h text:style-name="Heading_20_2" text:outline-level="2"><text:bookmark-start text:name="distinctions-publications-et-certifications"/>Distinctions, publications et certifications<text:bookmark-end text:name="distinctions-publications-et-certifications"/></text:h>
      <text:list text:style-name="L4">
        <text:list-item>
          <text:p text:style-name="P4"><text:span text:style-name="T1">Bourses d’excellence 2012 et 2013</text:span> du Jerusalem College of Technology.</text:p>
        </text:list-item>
        <text:list-item>
          <text:p text:style-name="P4"><text:span text:style-name="T1">Tests psychométriques : note standard 724/800</text:span>, raisonnement quantitatif 741/800.</text:p>
        </text:list-item>
        <text:list-item>
          <text:p text:style-name="P4">[Brevet] Mirsky Yisroel, Fedidat Benjamin, Hadded Yoram. “Système de chiffrement et déchiffrement à base d’harmoniques pour des signaux de forme d’onde.” Brevet WO2015097312A1, 26 Dec. 2013.</text:p>
        </text:list-item>
        <text:list-item>
          <text:p text:style-name="P4">Certification CCNA (Cisco Certified Network Associate), note 893/1000.</text:p>
        </text:list-item>
      </text:list>
      <text:h text:style-name="Heading_20_2" text:outline-level="2"><text:bookmark-start text:name="compétences-informatiques"/>Compétences informatiques<text:bookmark-end text:name="compétences-informatiques"/></text:h>
      <text:p text:style-name="First_20_paragraph"><text:span text:style-name="T1">Langue principale</text:span>: Java 8 (Spring Boot, Tomcat, JPA).</text:p>
      <text:p text:style-name="Text_20_body"><text:span text:style-name="T1">Autres langues</text:span>: Bash, JavaScript/Node/Typescript, Python, PL/SQL, C/C++, C#.NET, PHP.</text:p>
      <text:p text:style-name="Text_20_body"><text:span text:style-name="T1">Outils</text:span>:</text:p>
      <text:list text:style-name="L5">
        <text:list-item>
          <text:p text:style-name="P5"><text:span text:style-name="T2">Environnements</text:span>: Eclipse, IntelliJ IDEA, Visual Studio, Visual Studio Code.</text:p>
        </text:list-item>
        <text:list-item>
          <text:p text:style-name="P5"><text:span text:style-name="T2">Outils de développement</text:span>: Git, Gradle, Maven, Ivy, Ant, Jenkins CI, Docker, Atlassian Bamboo, Red Hat Openshift.</text:p>
        </text:list-item>
        <text:list-item>
          <text:p text:style-name="P5"><text:span text:style-name="T2">Programmes de bureautique</text:span>: Microsoft Excel, Outlook, Powerpoint, Word, Visio, w/ VBA Macros.</text:p>
        </text:list-item>
        <text:list-item>
          <text:p text:style-name="P5"><text:span text:style-name="T2">Autres outils</text:span>: MATLAB, PL/SQL Developer, Wireshark, JUnit.</text:p>
        </text:list-item>
      </text:list>
      <text:p text:style-name="First_20_paragraph"><text:span text:style-name="T1">Autres connaissances</text:span>: Connaissances en processus et méthodologies d’ingénierie, développement web (client et serveur), électronique, statistiques, systèmes embarqués, gestion et sécurité des réseaux, réseaux LAN/MAN/WAN, protocoles TCP-IP, communications sans fil et cellulaires, expérience avec les systèmes d’exploitation Windows et GNU/Linux, scripts et automatisation.</text:p>
      <text:h text:style-name="Heading_20_2" text:outline-level="2"><text:bookmark-start text:name="languages"/>Languages<text:bookmark-end text:name="languages"/></text:h>
      <text:p text:style-name="First_20_paragraph">Français: langue maternelle (TEF niveau C2).<text:line-break/>Anglais: fluent (score IELTS 8.5/9).<text:line-break/>Hébreu: fluent.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6">
        <text:list-item>
          <text:p text:style-name="P6"><text:span text:style-name="T1">Projet de fin de cycle</text:span> : développement d’un schéma de chiffrement à sécurité inconditionnelle fonctionnant sur la couche physique, basé sur le One-Time Pad, qui implémente également la stéganographie ; production d’un prototype basé sur des cartes Arduino Due. L’idée a été brevetée et vendue. Note : <text:span text:style-name="T1">99/100</text:span>.</text:p>
        </text:list-item>
        <text:list-item>
          <text:p text:style-name="P6">Projet en ingénierie de systèmes Windows (C#.NET, WCF, WPF, ASP.NET). Note : 100.</text:p>
        </text:list-item>
        <text:list-item>
          <text:p text:style-name="P6">Projet en systèmes d’organisation de fichiers (architecture en couches, Managed C++, Windows Forms). Note : 100.</text:p>
        </text:list-item>
        <text:list-item>
          <text:p text:style-name="P6">Projet en Java (MVC, JPA, Swing, Webservices, C# client, JSP). Note : 100.</text:p>
        </text:list-item>
        <text:list-item>
          <text:p text:style-name="P6">Projet en base de données (ERD/DSD, Oracle DB, SQL, PL/SQL, ASP.NET). Note 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